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333333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DDDDD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DDDDDD"/>
    </style:style>
    <style:style style:name="ce6" style:family="table-cell" style:parent-style-name="Default" style:data-style-name="N0">
      <style:table-cell-properties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o1" style:family="table-column">
      <style:table-column-properties fo:break-before="auto" style:column-width="12.2766666666667cm"/>
    </style:style>
    <style:style style:name="co2" style:family="table-column">
      <style:table-column-properties fo:break-before="auto" style:column-width="2.262187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5.1870833333333cm"/>
    </style:style>
    <style:style style:name="ro1" style:family="table-row">
      <style:table-row-properties style:row-height="20.2pt" style:use-optimal-row-height="fals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2.8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eer-review--project-initiation" table:style-name="ta1">
        <table:table-column table:style-name="co1" table:default-cell-style-name="ce4"/>
        <table:table-column table:style-name="co2" table:default-cell-style-name="ce4"/>
        <table:table-column table:style-name="co2" table:number-columns-repeated="1022" table:default-cell-style-name="ce5"/>
        <table:table-column table:style-name="co3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Score</text:p>
          </table:table-cell>
          <table:table-cell table:number-columns-repeated="16382" table:style-name="ce3"/>
        </table:table-row>
        <table:table-row table:style-name="ro2">
          <table:table-cell office:value-type="string" table:style-name="ce4">
            <text:p>Was a sponsor appointed to the project from the beginning?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s the sponsor involved in high-level aspects of the project?</text:p>
          </table:table-cell>
          <table:table-cell office:value-type="float" office:value="75" table:style-name="ce4">
            <text:p>75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Does the sponsor avoid getting involved in the detail?</text:p>
          </table:table-cell>
          <table:table-cell office:value-type="float" office:value="0" table:style-name="ce4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Was the project manager appointed to the project from the beginning?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s the project manager familiar enough with P3.express?</text:p>
          </table:table-cell>
          <table:table-cell office:value-type="float" office:value="50" table:style-name="ce4">
            <text:p>5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s there an effective setup for the project documents?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re there enough key team members appointed to the project?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Were key team members actively involved in planning the project?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s the Project Description well formed and useful?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s the Deliverables Map well formed and useful?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s the Follow-Up Register well formed and useful?</text:p>
          </table:table-cell>
          <table:table-cell office:value-type="float" office:value="75" table:style-name="ce4">
            <text:p>75</text:p>
          </table:table-cell>
          <table:table-cell table:number-columns-repeated="16382"/>
        </table:table-row>
        <table:table-row table:number-rows-repeated="1048564" table:style-name="ro3">
          <table:table-cell table:number-columns-repeated="16384"/>
        </table:table-row>
      </table:table>
      <table:table table:name="peer-review--monthly" table:style-name="ta1">
        <table:table-column table:style-name="co4" table:default-cell-style-name="ce4"/>
        <table:table-column table:style-name="co2" table:number-columns-repeated="8" table:default-cell-style-name="ce7"/>
        <table:table-column table:style-name="co2" table:number-columns-repeated="1015" table:default-cell-style-name="ce5"/>
        <table:table-column table:style-name="co3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1</text:p>
          </table:table-cell>
          <table:table-cell office:value-type="string" table:style-name="ce2">
            <text:p>w2</text:p>
          </table:table-cell>
          <table:table-cell office:value-type="string" table:style-name="ce2">
            <text:p>w3</text:p>
          </table:table-cell>
          <table:table-cell office:value-type="string" table:style-name="ce2">
            <text:p>w4</text:p>
          </table:table-cell>
          <table:table-cell office:value-type="string" table:style-name="ce2">
            <text:p>w5</text:p>
          </table:table-cell>
          <table:table-cell office:value-type="string" table:style-name="ce2">
            <text:p>w6</text:p>
          </table:table-cell>
          <table:table-cell office:value-type="string" table:style-name="ce2">
            <text:p>w7</text:p>
          </table:table-cell>
          <table:table-cell office:value-type="string" table:style-name="ce2">
            <text:p>…</text:p>
          </table:table-cell>
          <table:table-cell table:number-columns-repeated="16375" table:style-name="ce6"/>
        </table:table-row>
        <table:table-row table:style-name="ro2">
          <table:table-cell office:value-type="string" table:style-name="ce1">
            <text:p>Was the plan for the upcoming month properly refined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1">
            <text:p>Is the high-level plan properly revised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1">
            <text:p>Is customer satisfaction evaluated properly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1">
            <text:p>Is team satisfaction evaluated properly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1">
            <text:p>Have we planned effective improvements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4">
            <text:p>Have we captured lessons learned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1">
            <text:p>Have we conducted effective focused communications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4">
            <text:p>Is the performance measurement reliable and useful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4">
            <text:p>Are the progress reports well formed and useful to their audience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4">
            <text:p>Have we collected feedback from the reports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4">
            <text:p>In the case of deviations, is there a proper recovery plan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4">
            <text:p>In the case of important deviations, was the sponsor involved in planning the response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4">
            <text:p>Did we have a proper kick-off events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4">
            <text:p>Did we manage risks, issues, and change requests properly and on a daily basis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4">
            <text:p>In the case of completed deliverables, have we checked and accepted them properly?</text:p>
          </table:table-cell>
          <table:table-cell table:number-columns-repeated="8" table:style-name="ce7"/>
          <table:table-cell table:number-columns-repeated="16375"/>
        </table:table-row>
        <table:table-row table:number-rows-repeated="1048560" table:style-name="ro3">
          <table:table-cell table:number-columns-repeated="16384"/>
        </table:table-row>
      </table:table>
      <table:table table:name="peer-review--project-closure" table:style-name="ta1">
        <table:table-column table:style-name="co1" table:default-cell-style-name="ce4"/>
        <table:table-column table:style-name="co2" table:default-cell-style-name="ce4"/>
        <table:table-column table:style-name="co2" table:number-columns-repeated="1022" table:default-cell-style-name="ce5"/>
        <table:table-column table:style-name="co3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Score</text:p>
          </table:table-cell>
          <table:table-cell table:number-columns-repeated="16382" table:style-name="ce3"/>
        </table:table-row>
        <table:table-row table:style-name="ro2">
          <table:table-cell office:value-type="string" table:style-name="ce4">
            <text:p>Is the product approved and handed over?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4">
            <text:p>In the case of remaining activities, are they clearly listed and approved?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4">
            <text:p>Has customer satisfaction been evaluated and recorded?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number-rows-repeated="1048572" table:style-name="ro3">
          <table:table-cell table:number-columns-repeated="16384"/>
        </table:table-row>
      </table:table>
      <table:table table:name="satisfaction--team" table:style-name="ta1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atisfaction--customer" table:style-name="ta1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creator>Jack Johnston</dc:creator>
    <meta:creation-date>2021-03-06T10:07:18Z</meta:creation-date>
    <dc:date>2023-04-25T08:50:58Z</dc:date>
    <meta:editing-cycles>13</meta:editing-cycles>
    <meta:editing-duration>PT84746S</meta:editing-duration>
  </office:meta>
</office:document-meta>
</file>